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'Times New Roman', serif"/>
    <style:font-face style:name="LatoBlack" svg:font-family="LatoBlack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text-properties officeooo:rsid="000a6088" officeooo:paragraph-rsid="000a6088"/>
    </style:style>
    <style:style style:name="P2" style:family="paragraph" style:parent-style-name="Standard">
      <style:paragraph-properties fo:text-align="center" style:justify-single-word="false"/>
      <style:text-properties officeooo:rsid="000a6088" officeooo:paragraph-rsid="000a6088"/>
    </style:style>
    <style:style style:name="P3" style:family="paragraph" style:parent-style-name="Standard">
      <style:paragraph-properties fo:text-align="center" style:justify-single-word="false"/>
      <style:text-properties fo:font-size="20pt" officeooo:rsid="000a6088" officeooo:paragraph-rsid="000a6088" style:font-size-asian="17.5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11pt" officeooo:rsid="000a6088" officeooo:paragraph-rsid="000a6088" style:font-size-asian="9.60000038146973pt" style:font-size-complex="11pt"/>
    </style:style>
    <style:style style:name="P5" style:family="paragraph" style:parent-style-name="Standard">
      <style:paragraph-properties fo:text-align="start" style:justify-single-word="false"/>
      <style:text-properties fo:font-size="11pt" officeooo:rsid="000a6088" officeooo:paragraph-rsid="000a6088" style:font-size-asian="9.60000038146973pt" style:font-size-complex="11pt"/>
    </style:style>
    <style:style style:name="P6" style:family="paragraph" style:parent-style-name="Standard">
      <style:paragraph-properties fo:text-align="start" style:justify-single-word="false"/>
      <style:text-properties fo:font-size="13pt" officeooo:rsid="000a6088" officeooo:paragraph-rsid="000a6088" style:font-size-asian="11.3500003814697pt" style:font-size-complex="13pt"/>
    </style:style>
    <style:style style:name="P7" style:family="paragraph" style:parent-style-name="Standard">
      <style:paragraph-properties fo:text-align="start" style:justify-single-word="false"/>
      <style:text-properties fo:font-size="13pt" officeooo:rsid="000af39e" officeooo:paragraph-rsid="000af39e" style:font-size-asian="11.3500003814697pt" style:font-size-complex="13pt"/>
    </style:style>
    <style:style style:name="P8" style:family="paragraph" style:parent-style-name="Standard">
      <style:paragraph-properties fo:text-align="start" style:justify-single-word="false"/>
      <style:text-properties fo:font-size="13.5pt" officeooo:rsid="000a6088" officeooo:paragraph-rsid="000a6088" style:font-size-asian="13.5pt" style:font-size-complex="13.5pt"/>
    </style:style>
    <style:style style:name="P9" style:family="paragraph" style:parent-style-name="Standard">
      <style:paragraph-properties fo:text-align="center" style:justify-single-word="false"/>
      <style:text-properties fo:font-size="15pt" officeooo:rsid="000a6088" officeooo:paragraph-rsid="000a6088" style:font-size-asian="15pt" style:font-size-complex="15pt"/>
    </style:style>
    <style:style style:name="T1" style:family="text">
      <style:text-properties fo:font-variant="normal" fo:text-transform="none" fo:color="#000000" style:text-line-through-style="none" style:text-line-through-type="none" style:font-name="LatoBlack" fo:letter-spacing="normal" fo:font-style="italic" style:text-underline-style="none" fo:font-weight="normal" style:text-blinking="false" style:font-size-asian="11pt" style:font-style-asian="italic" style:font-style-complex="italic" loext:padding="0cm" loext:border="none"/>
    </style:style>
    <style:style style:name="T2" style:family="text">
      <style:text-properties fo:font-variant="normal" fo:text-transform="none" fo:color="#000000" style:font-name="Georgia" fo:letter-spacing="normal" fo:font-style="italic" fo:font-weight="normal" style:font-size-asian="11pt" style:font-style-asian="italic" style:font-style-complex="italic"/>
    </style:style>
    <style:style style:name="T3" style:family="text">
      <style:text-properties fo:font-variant="normal" fo:text-transform="none" fo:color="#000000" fo:letter-spacing="normal" fo:font-style="italic" style:font-size-asian="11pt" style:font-style-asian="italic" style:font-style-complex="italic"/>
    </style:style>
    <style:style style:name="T4" style:family="text">
      <style:text-properties fo:font-size="6pt" style:font-size-asian="5.25pt" style:font-size-complex="6pt"/>
    </style:style>
    <style:style style:name="T5" style:family="text">
      <style:text-properties officeooo:rsid="000af39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NIVERSIDADE FEDERAL RURAL DE PERNAMBUCO</text:p>
      <text:p text:style-name="P2"/>
      <text:p text:style-name="P2">BACHARELADO EM SISTEMAS DE INFORMAÇÃO</text:p>
      <text:p text:style-name="P2"/>
      <text:p text:style-name="P2"/>
      <text:p text:style-name="P2">FUNDAMENTO DE ENGENHARIA DE SOFTWARE</text:p>
      <text:p text:style-name="P2"/>
      <text:p text:style-name="P2"/>
      <text:p text:style-name="P2"/>
      <text:p text:style-name="P2"/>
      <text:p text:style-name="P2"/>
      <text:p text:style-name="P2"/>
      <text:p text:style-name="P3"><text:tab/><text:tab/><text:tab/><text:tab/><text:tab/></text:p>
      <text:p text:style-name="P3"/>
      <text:p text:style-name="P3"><text:tab/><text:tab/><text:tab/><text:tab/><text:tab/>PLANO DE PROJETO – APRESENTAÇÃO <text:tab/><text:tab/><text:tab/><text:tab/><text:tab/><text:tab/><text:tab/><text:tab/><text:tab/><text:tab/><text:tab/><text:tab/><text:tab/> <text:tab/><text:tab/><text:tab/><text:tab/>habTI</text:p>
      <text:p text:style-name="P3"/>
      <text:p text:style-name="P4"><text:tab/><text:tab/><text:tab/><text:tab/><text:tab/><text:tab/><text:tab/><text:tab/><text:tab/><text:tab/><text:tab/><text:tab/><text:tab/><text:tab/><text:tab/></text:p>
      <text:p text:style-name="P4"/>
      <text:p text:style-name="P4"/>
      <text:p text:style-name="P4"/>
      <text:p text:style-name="P4"><text:tab/><text:tab/><text:tab/><text:tab/><text:tab/><text:tab/><text:tab/><text:tab/><text:tab/><text:tab/><text:tab/><text:tab/><text:tab/><text:tab/><text:tab/><text:tab/>Aluno: Caio Farias Cavalcanti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9">APRESENTAÇÃO DO PROJETO</text:p>
      <text:p text:style-name="P4"/>
      <text:p text:style-name="P4"/>
      <text:p text:style-name="P5"/>
      <text:p text:style-name="P5"/>
      <text:p text:style-name="P5"/>
      <text:p text:style-name="P8">A produção de energia elétrica no Brasil é predominantemente hidráulica. Porém com menos reservas de água a serem exploradas, o a produção de energia por meio de queima de combustíveis voltou a crescer.</text:p>
      <text:p text:style-name="P5"/>
      <text:p text:style-name="P5"/>
      <text:p text:style-name="P5"><text:span text:style-name="Strong_20_Emphasis"><text:span text:style-name="T1">Poluição.</text:span></text:span><text:span text:style-name="T3"> </text:span><text:span text:style-name="T2">O impacto ambiental das termelétricas interfere tanto na qualidade do ar quanto da água. As chaminés expelem gás carbônico ou equivalentes – que contribuem para o efeito estufa –, fumaça com partículas sólidas que podem causar doenças respiratórias e gases que aumentam a acidez da chuva. As quantidades variam de acordo com o tipo de combustível utilizado na usina. Além disso, as instalações também utilizam água do mar, de rios e de lençóis freáticos para resfriar as caldeiras. A água é devolvida ao meio ambiente a temperaturas mais elevadas, o que afeta a vida marinha e o ecossistema de rios.</text:span></text:p>
      <text:p text:style-name="P5"><text:s text:c="2"/><text:tab/><text:tab/><text:tab/><text:tab/><text:tab/><text:tab/><text:tab/><text:a xlink:type="simple" xlink:href="https://sustentabilidade.estadao.com.br/noticias/geral,producao-de-energia-eletrica-no-brasil-polui-cada-vez-mais,70002021234" text:style-name="Internet_20_link" text:visited-style-name="Visited_20_Internet_20_Link"><text:span text:style-name="T4">https://sustentabilidade.estadao.com.br/noticias/geral,producao-de-energia-eletrica-no-brasil-polui-cada-vez-mais,70002021234</text:span></text:a></text:p>
      <text:p text:style-name="P5"><text:span text:style-name="T4"/></text:p>
      <text:p text:style-name="P5"><text:span text:style-name="T4"/></text:p>
      <text:p text:style-name="P6"/>
      <text:p text:style-name="P6">Visando diminuir os impactos ambientais causados pela produção de energia que emitem gases poluentes, <text:span text:style-name="T5">as energias renováveis são soluções cada vez mais crescentes para a sociedade. </text:span></text:p>
      <text:p text:style-name="P6"/>
      <text:p text:style-name="P7">A habiTi, se encarrega de observar pontos favoráveis para instalação de uma fonte de energia renovável, e recomendar as melhores áreas, com o intuito de maximizar a produção de energia. Utiliza dados de energia geotérmica, vento e sol para permitir que os usuários enxerguem quais os lugares mais apropriados. 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, 'Times New Roman', serif"/>
    <style:font-face style:name="LatoBlack" svg:font-family="LatoBlack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a6088" officeooo:paragraph-rsid="000a608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RECIFE, ABR 19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8:14:47.113217497</meta:creation-date>
    <dc:date>2019-04-01T18:31:21.144973679</dc:date>
    <meta:editing-duration>PT6M22S</meta:editing-duration>
    <meta:editing-cycles>1</meta:editing-cycles>
    <meta:document-statistic meta:table-count="0" meta:image-count="0" meta:object-count="0" meta:page-count="2" meta:paragraph-count="14" meta:word-count="239" meta:character-count="1714" meta:non-whitespace-character-count="1412"/>
    <meta:generator>LibreOffice/5.1.6.2$Linux_X86_64 LibreOffice_project/10m0$Build-2</meta:generator>
  </office:meta>
</office:document-meta>
</file>